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2">
      <style:paragraph-properties fo:margin-left="0in" fo:margin-right="0in" fo:text-indent="0in"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2"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text:soft-page-break/>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oft-page-break/><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text:soft-page-break/>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text:soft-page-break/>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p text:style-name="Standard"/>
      <text:p text:style-name="Standard">====</text:p>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text:p>
      <text:p text:style-name="Standard"/>
      <text:h text:style-name="P1"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text:soft-page-break/>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text:soft-page-break/>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ext:soft-page-break/>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text:soft-page-break/>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ext:soft-page-break/>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text:soft-page-break/>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text:soft-page-break/></text:p>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text:soft-page-break/></text:p>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text:soft-page-break/>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text:soft-page-break/>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text:soft-page-break/></text:p>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text:p>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text:soft-page-break/>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Math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text:soft-page-break/></text:p>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soft-page-break/>----</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ext:soft-page-break/>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text:soft-page-break/>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Math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text:soft-page-break/>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text:soft-page-break/>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text:soft-page-break/>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1">unlike the simple checking of just one predicate in the n_IsIntegerGreaterThanZero construct</text:span><text:span text:style-name="T2">.</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text:soft-page-break/>&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1">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soft-page-break/>----</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1">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ext:soft-page-break/>(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ext:soft-page-break/>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text:soft-page-break/>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text:soft-page-break/>For the purpose of this demonstration, lets assume that we want to define an infix operator xx for this 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soft-page-break/>----</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text:soft-page-break/>for vector.</text:p>
      <text:p text:style-name="Standard">----</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soft-page-break/>----</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text:soft-page-break/></text:p>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text:soft-page-break/>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Functions to cover:</text:p>
      <text:p text:style-name="Preformatted_20_Text">!</text:p>
      <text:p text:style-name="Preformatted_20_Text">Arbitrary math functions.</text:p>
      <text:p text:style-name="Preformatted_20_Text"><text:tab/>Append() - List operations.</text:p>
      <text:p text:style-name="Preformatted_20_Text">Assoc()</text:p>
      <text:p text:style-name="Preformatted_20_Text">Bin()</text:p>
      <text:p text:style-name="Preformatted_20_Text">Ceil()</text:p>
      <text:p text:style-name="Preformatted_20_Text"><text:tab/>Count()</text:p>
      <text:p text:style-name="Preformatted_20_Text"><text:tab/>Concat()</text:p>
      <text:p text:style-name="Preformatted_20_Text"><text:soft-page-break/><text:tab/>Contains()</text:p>
      <text:p text:style-name="Preformatted_20_Text"><text:tab/>Delete() - List operations.</text:p>
      <text:p text:style-name="Preformatted_20_Text">Difference() - Sets.</text:p>
      <text:p text:style-name="Preformatted_20_Text">Divisors()</text:p>
      <text:p text:style-name="Preformatted_20_Text"><text:tab/>Drop() - List operations.</text:p>
      <text:p text:style-name="Preformatted_20_Text"><text:tab/>Div()</text:p>
      <text:p text:style-name="Preformatted_20_Text">Exp()</text:p>
      <text:p text:style-name="Preformatted_20_Text">Expand()</text:p>
      <text:p text:style-name="Preformatted_20_Text">ExpandBrackets()</text:p>
      <text:p text:style-name="Preformatted_20_Text">Factorize()</text:p>
      <text:p text:style-name="Preformatted_20_Text">Factors()</text:p>
      <text:p text:style-name="Preformatted_20_Text"><text:tab/>FillList() - List operations.</text:p>
      <text:p text:style-name="Preformatted_20_Text"><text:tab/>Find()</text:p>
      <text:p text:style-name="Preformatted_20_Text">Floor()</text:p>
      <text:p text:style-name="Preformatted_20_Text">For()</text:p>
      <text:p text:style-name="Preformatted_20_Text">ForEach()</text:p>
      <text:p text:style-name="Preformatted_20_Text">FromBase()</text:p>
      <text:p text:style-name="Preformatted_20_Text">Function()</text:p>
      <text:p text:style-name="Preformatted_20_Text">Gcd()</text:p>
      <text:p text:style-name="Preformatted_20_Text">GetTime()</text:p>
      <text:p text:style-name="Preformatted_20_Text">Infinity</text:p>
      <text:p text:style-name="Preformatted_20_Text"><text:tab/>Insert() - List operations.</text:p>
      <text:p text:style-name="Preformatted_20_Text">Intersection() - Sets</text:p>
      <text:p text:style-name="Preformatted_20_Text">Lcm()</text:p>
      <text:p text:style-name="Preformatted_20_Text">Length()</text:p>
      <text:p text:style-name="Preformatted_20_Text">Load()</text:p>
      <text:p text:style-name="Preformatted_20_Text">Local()</text:p>
      <text:p text:style-name="Preformatted_20_Text">Map()</text:p>
      <text:p text:style-name="Preformatted_20_Text">MapSingle()</text:p>
      <text:p text:style-name="Preformatted_20_Text">Max()</text:p>
      <text:p text:style-name="Preformatted_20_Text">Min()</text:p>
      <text:p text:style-name="Preformatted_20_Text"><text:tab/>Mod()</text:p>
      <text:p text:style-name="Preformatted_20_Text">NewLine()</text:p>
      <text:p text:style-name="Preformatted_20_Text">NextPrime()</text:p>
      <text:p text:style-name="Preformatted_20_Text">Nl()</text:p>
      <text:p text:style-name="Preformatted_20_Text"><text:tab/>Nth() - List operations.</text:p>
      <text:p text:style-name="Preformatted_20_Text">NthRoot()</text:p>
      <text:p text:style-name="Preformatted_20_Text"><text:tab/>Partition() - List operations.</text:p>
      <text:p text:style-name="Preformatted_20_Text">Permutations()</text:p>
      <text:p text:style-name="Preformatted_20_Text">ProperDivisors()</text:p>
      <text:p text:style-name="Preformatted_20_Text">Random()</text:p>
      <text:p text:style-name="Preformatted_20_Text"><text:tab/>RandomIntegerVector()</text:p>
      <text:p text:style-name="Preformatted_20_Text">RandomSeed()</text:p>
      <text:p text:style-name="Preformatted_20_Text">Rationalize()</text:p>
      <text:p text:style-name="Preformatted_20_Text"><text:tab/>RemoveDuplicates() - List operations.</text:p>
      <text:p text:style-name="Preformatted_20_Text"><text:tab/>Replace().</text:p>
      <text:p text:style-name="Preformatted_20_Text"><text:tab/>Reverse() - List operations.</text:p>
      <text:p text:style-name="Preformatted_20_Text">Round()</text:p>
      <text:p text:style-name="Preformatted_20_Text">Sign()</text:p>
      <text:p text:style-name="Preformatted_20_Text"><text:tab/>Select()</text:p>
      <text:p text:style-name="Preformatted_20_Text">Space()</text:p>
      <text:p text:style-name="Preformatted_20_Text">Sqrt()</text:p>
      <text:p text:style-name="Preformatted_20_Text">Sum()</text:p>
      <text:p text:style-name="Preformatted_20_Text"><text:soft-page-break/>Table()</text:p>
      <text:p text:style-name="Preformatted_20_Text"><text:tab/>Take() - List operations.</text:p>
      <text:p text:style-name="Preformatted_20_Text">Time()</text:p>
      <text:p text:style-name="Preformatted_20_Text">ToBase()</text:p>
      <text:p text:style-name="Preformatted_20_Text">Undefined</text:p>
      <text:p text:style-name="Preformatted_20_Text">Union() - Sets.</text:p>
      <text:p text:style-name="Preformatted_20_Text">Until()</text:p>
      <text:p text:style-name="Preformatted_20_Text">x--</text:p>
      <text:p text:style-name="Preformatted_20_Text">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Ted Kosan</meta:initial-creator>
    <meta:creation-date>2008-11-10T22:36:29</meta:creation-date>
    <dc:creator>Ted Kosan</dc:creator>
    <dc:date>2008-11-10T22:47:05</dc:date>
    <meta:editing-cycles>1</meta:editing-cycles>
    <meta:editing-duration>PT10M36S</meta:editing-duration>
    <meta:user-defined meta:name="Info 1"/>
    <meta:user-defined meta:name="Info 2"/>
    <meta:user-defined meta:name="Info 3"/>
    <meta:user-defined meta:name="Info 4"/>
    <meta:document-statistic meta:table-count="0" meta:image-count="0" meta:object-count="0" meta:page-count="39" meta:paragraph-count="935" meta:word-count="14219" meta:character-count="84390"/>
  </office:meta>
</office:document-meta>
</file>